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1afd" officeooo:paragraph-rsid="00091afd"/>
    </style:style>
    <style:style style:name="P2" style:family="paragraph" style:parent-style-name="Standard">
      <style:text-properties officeooo:paragraph-rsid="00091afd"/>
    </style:style>
    <style:style style:name="P3" style:family="paragraph" style:parent-style-name="Standard">
      <style:text-properties officeooo:rsid="000a77c5" officeooo:paragraph-rsid="000a77c5"/>
    </style:style>
    <style:style style:name="T1" style:family="text">
      <style:text-properties officeooo:rsid="00091afd"/>
    </style:style>
    <style:style style:name="T2" style:family="text">
      <style:text-properties officeooo:rsid="000af227"/>
    </style:style>
    <style:style style:name="T3" style:family="text">
      <style:text-properties officeooo:rsid="000d4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Clients:</text:p>
      <text:p text:style-name="P1"><text:tab/>-ter compras em cada mês, <text:span text:style-name="T2">por produto</text:span>, para esse cliente(query 7)</text:p>
      <text:p text:style-name="P2"><text:span text:style-name="T1"><text:tab/>- dar merge às hashes das três filiais e depois ordenar pelos produtos mais comprados nesse mês(query 10)</text:span></text:p>
      <text:p text:style-name="P2"><text:tab/></text:p>
      <text:p text:style-name="P2"><text:tab/>- <text:span text:style-name="T3">percorrer a hash dos produtos dentro e ordenar por valores de compra anuais, colocando numa AVL?(query 12).</text:span><text:tab/></text:p>
      <text:p text:style-name="P2"/>
      <text:p text:style-name="P2"/>
      <text:p text:style-name="P1">HashProdutos:</text:p>
      <text:p text:style-name="P1"><text:tab/>- ter as compras de um cliente separadas por tipo → devolver a lista de clientes que compraram um produto, separado por tipos (query 9)</text:p>
      <text:p text:style-name="P1"><text:tab/>-<text:span text:style-name="T3">hash dos produtos, ver o tamanho da hash dos clientes dentro, porque diz quantos clientes compraram, e ver a soma do array das quantidades. Depois ordenar num array/avl?(Query 11).</text:span></text:p>
      <text:p text:style-name="P1"/>
      <text:p text:style-name="P1"/>
      <text:p text:style-name="P1"/>
      <text:p text:style-name="P1"/>
      <text:p text:style-name="P1"/>
      <text:p text:style-name="P1"/>
      <text:p text:style-name="P3">Query 8 → totalSal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9:53:58.114576854</meta:creation-date>
    <dc:date>2020-03-22T21:06:13.608133021</dc:date>
    <meta:editing-duration>PT52S</meta:editing-duration>
    <meta:editing-cycles>1</meta:editing-cycles>
    <meta:document-statistic meta:table-count="0" meta:image-count="0" meta:object-count="0" meta:page-count="1" meta:paragraph-count="9" meta:word-count="107" meta:character-count="647" meta:non-whitespace-character-count="541"/>
    <meta:generator>LibreOffice/6.3.5.2$Linux_X86_64 LibreOffice_project/30$Build-2</meta:generator>
  </office:meta>
</office:document-meta>
</file>